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0E8C1C34FFB1B8F2.png" manifest:media-type="image/png"/>
  <manifest:file-entry manifest:full-path="Pictures/1000020100000200000002007816AC73720C6F78.png" manifest:media-type="image/png"/>
  <manifest:file-entry manifest:full-path="Pictures/10000201000002000000020072F2318C7D6C7E34.png" manifest:media-type="image/png"/>
  <manifest:file-entry manifest:full-path="Pictures/100002010000020000000200CD400624696651C7.png" manifest:media-type="image/png"/>
  <manifest:file-entry manifest:full-path="Pictures/100002010000020000000200BEDA591D2608F407.png" manifest:media-type="image/png"/>
  <manifest:file-entry manifest:full-path="Pictures/100002010000020000000200EB391A9313E3E03C.png" manifest:media-type="image/png"/>
  <manifest:file-entry manifest:full-path="Pictures/10000201000002000000020066A13781101B92AD.png" manifest:media-type="image/png"/>
  <manifest:file-entry manifest:full-path="Pictures/100002010000020000000200FEB2A4A75B494987.png" manifest:media-type="image/png"/>
  <manifest:file-entry manifest:full-path="Pictures/1000020100000200000002008E35DCE82C40A049.png" manifest:media-type="image/png"/>
  <manifest:file-entry manifest:full-path="Pictures/100002010000020000000200DBF58A34E33E2C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DejaVu Sans2" svg:font-family="'DejaVu Sans'"/>
    <style:font-face style:name="Open Sans1" svg:font-family="'Open Sans'"/>
    <style:font-face style:name="Trebuchet MS1" svg:font-family="'Trebuchet M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Open Sans" svg:font-family="'Ope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43434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f4c7bf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solid" draw:fill-color="#ed553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solid" draw:fill-color="#fff0b7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efba4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solid" draw:fill-color="#aaede7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3caea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solid" draw:fill-color="#c8e6ff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3085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solid" draw:fill-color="#c3edb1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9ac6e8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173f5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15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solid" draw:fill-color="#6aa84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solid" draw:fill-color="#434343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049cm" fo:margin-bottom="0cm" fo:line-height="115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solid" draw:fill-color="#f4c7bf"/>
      <style:paragraph-properties fo:text-align="center" style:writing-mode="lr-tb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loext:graphic-properties draw:fill="solid" draw:fill-color="#ed553b"/>
      <style:paragraph-properties fo:text-align="start" style:writing-mode="lr-tb" style:font-independent-line-spacing="true"/>
      <style:text-properties fo:font-size="18pt"/>
    </style:style>
    <style:style style:name="P8" style:family="paragraph">
      <loext:graphic-properties draw:fill="solid" draw:fill-color="#fff0b7"/>
      <style:paragraph-properties fo:text-align="center" style:writing-mode="lr-tb" style:font-independent-line-spacing="true"/>
      <style:text-properties fo:font-size="18pt"/>
    </style:style>
    <style:style style:name="P9" style:family="paragraph">
      <loext:graphic-properties draw:fill="solid" draw:fill-color="#efba46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margin-top="0.049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11" style:family="paragraph">
      <loext:graphic-properties draw:fill="solid" draw:fill-color="#aaede7"/>
      <style:paragraph-properties fo:text-align="center" style:writing-mode="lr-tb" style:font-independent-line-spacing="true"/>
      <style:text-properties fo:font-size="18pt"/>
    </style:style>
    <style:style style:name="P12" style:family="paragraph">
      <loext:graphic-properties draw:fill="solid" draw:fill-color="#3caea3"/>
      <style:paragraph-properties fo:text-align="start" style:writing-mode="lr-tb" style:font-independent-line-spacing="true"/>
      <style:text-properties fo:font-size="18pt"/>
    </style:style>
    <style:style style:name="P13" style:family="paragraph">
      <loext:graphic-properties draw:fill="solid" draw:fill-color="#c8e6ff"/>
      <style:paragraph-properties fo:text-align="center" style:writing-mode="lr-tb" style:font-independent-line-spacing="true"/>
      <style:text-properties fo:font-size="18pt"/>
    </style:style>
    <style:style style:name="P14" style:family="paragraph">
      <loext:graphic-properties draw:fill="solid" draw:fill-color="#3085cb"/>
      <style:paragraph-properties fo:text-align="star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049cm" fo:margin-bottom="0cm" fo:line-height="115%" fo:text-align="center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6" style:family="paragraph">
      <loext:graphic-properties draw:fill="solid" draw:fill-color="#c3edb1"/>
      <style:paragraph-properties fo:text-align="center" style:writing-mode="lr-tb" style:font-independent-line-spacing="true"/>
      <style:text-properties fo:font-size="18pt"/>
    </style:style>
    <style:style style:name="P17" style:family="paragraph">
      <loext:graphic-properties draw:fill="solid" draw:fill-color="#9ac6e8"/>
      <style:paragraph-properties fo:text-align="center" style:writing-mode="lr-tb" style:font-independent-line-spacing="true"/>
      <style:text-properties fo:font-size="18pt"/>
    </style:style>
    <style:style style:name="P18" style:family="paragraph">
      <loext:graphic-properties draw:fill="solid" draw:fill-color="#173f5f"/>
      <style:paragraph-properties fo:text-align="start" style:writing-mode="lr-tb" style:font-independent-line-spacing="true"/>
      <style:text-properties fo:font-size="18pt"/>
    </style:style>
    <style:style style:name="P19" style:family="paragraph">
      <style:paragraph-properties fo:margin-top="0cm" fo:margin-bottom="0cm" fo:line-height="8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solid" draw:fill-color="#6aa84f"/>
      <style:paragraph-properties fo:text-align="start" style:writing-mode="lr-tb" style:font-independent-line-spacing="true"/>
      <style:text-properties fo:font-size="18pt"/>
    </style:style>
    <style:style style:name="P2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10pt" fo:letter-spacing="normal" fo:language="pt" fo:country="BR" fo:font-style="normal" style:text-underline-style="none" fo:font-weight="bold" style:font-name-asian="Trebuchet MS1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T2" style:family="text">
      <style:text-properties fo:font-variant="normal" fo:text-transform="none" fo:color="#1c1c1c" loext:opacity="100%" style:text-line-through-style="none" style:text-line-through-type="none" style:text-position="0% 100%" style:font-name="Arial1" fo:font-size="10pt" fo:letter-spacing="normal" fo:language="pt" fo:country="BR" fo:font-style="normal" style:text-underline-style="none" fo:font-weight="normal" style:font-name-asian="Arial1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666666" loext:opacity="100%" style:text-line-through-style="none" style:text-line-through-type="none" style:text-position="0% 100%" style:font-name="Open Sans1" fo:font-size="6pt" fo:letter-spacing="normal" fo:language="pt" fo:country="BR" fo:font-style="normal" style:text-underline-style="none" fo:font-weight="normal" style:font-name-asian="Open Sans1" style:font-size-asian="6pt" style:font-style-asian="normal" style:font-weight-asian="normal" style:font-name-complex="DejaVu Sans2" style:font-size-complex="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9pt" fo:letter-spacing="normal" fo:language="pt" fo:country="BR" fo:font-style="normal" style:text-underline-style="none" fo:font-weight="bold" style:font-name-asian="Arial1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9pt" fo:letter-spacing="normal" fo:language="pt" fo:country="BR" fo:font-style="normal" style:text-underline-style="none" fo:font-weight="bold" style:font-name-asian="Trebuchet MS1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6" style:family="text">
      <style:text-properties fo:font-variant="normal" fo:text-transform="none" fo:color="#1c1c1c" loext:opacity="100%" style:text-line-through-style="none" style:text-line-through-type="none" style:text-position="0% 100%" style:font-name="Arial1" fo:font-size="9pt" fo:letter-spacing="normal" fo:language="pt" fo:country="BR" fo:font-style="normal" style:text-underline-style="none" fo:font-weight="normal" style:font-name-asian="Arial1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7" style:family="text">
      <style:text-properties fo:font-variant="normal" fo:text-transform="none" fo:color="#1c1c1c" loext:opacity="100%" style:text-line-through-style="none" style:text-line-through-type="none" style:text-position="0% 100%" style:font-name="Open Sans1" fo:font-size="9pt" fo:letter-spacing="normal" fo:language="pt" fo:country="BR" fo:font-style="normal" style:text-underline-style="none" fo:font-weight="normal" style:font-name-asian="Open Sans1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8" style:family="text">
      <style:text-properties fo:font-variant="normal" fo:text-transform="none" fo:color="#666666" loext:opacity="100%" style:text-line-through-style="none" style:text-line-through-type="none" style:text-position="0% 100%" style:font-name="Open Sans1" fo:font-size="10pt" fo:letter-spacing="normal" fo:language="pt" fo:country="BR" fo:font-style="normal" style:text-underline-style="none" fo:font-weight="normal" style:font-name-asian="Open Sans1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9" style:family="text">
      <style:text-properties fo:font-variant="normal" fo:text-transform="none" fo:color="#1c1c1c" loext:opacity="100%" style:text-line-through-style="none" style:text-line-through-type="none" style:text-position="0% 100%" style:font-name="Open Sans1" fo:font-size="10pt" fo:letter-spacing="normal" fo:language="pt" fo:country="BR" fo:font-style="normal" style:text-underline-style="none" fo:font-weight="normal" style:font-name-asian="Open Sans1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rebuchet MS1" fo:font-size="9pt" fo:letter-spacing="normal" fo:language="pt" fo:country="BR" fo:font-style="normal" style:text-underline-style="none" fo:font-weight="bold" style:font-name-asian="Trebuchet MS1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6pt" fo:letter-spacing="normal" fo:language="pt" fo:country="BR" fo:font-style="normal" style:text-underline-style="none" fo:font-weight="bold" style:font-name-asian="Arial1" style:font-size-asian="6pt" style:font-style-asian="normal" style:font-weight-asian="bold" style:font-name-complex="DejaVu Sans2" style:font-size-complex="6pt" style:font-style-complex="normal" style:font-weight-complex="bold"/>
    </style:style>
    <style:style style:name="T12" style:family="text">
      <style:text-properties fo:font-variant="normal" fo:text-transform="none" fo:color="#0097a7" loext:opacity="100%" style:text-line-through-style="none" style:text-line-through-type="none" style:text-position="0% 100%" style:font-name="Arial1" fo:font-size="6pt" fo:letter-spacing="normal" fo:language="pt" fo:country="BR" fo:font-style="normal" style:text-underline-style="solid" style:text-underline-width="auto" style:text-underline-color="font-color" fo:font-weight="bold" style:font-name-asian="Arial1" style:font-size-asian="6pt" style:font-style-asian="normal" style:font-weight-asian="bold" style:font-name-complex="DejaVu Sans2" style:font-size-complex="6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9pt" fo:letter-spacing="normal" fo:language="pt" fo:country="BR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2" draw:layer="layout" svg:width="17.211cm" svg:height="0.953cm" svg:x="0.303cm" svg:y="0.309cm">
          <text:p text:style-name="P1"><text:span text:style-name="T1">SISTEMA: Controle de estoque, clientes e pedidos de uma floricultu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4.266cm" svg:height="6.03cm" svg:x="0.928cm" svg:y="1.336cm">
          <text:p text:style-name="P3"><text:span text:style-name="T2">* Não saber o que tem no estoque durante a venda</text:span></text:p>
          <text:p text:style-name="P3"><text:span text:style-name="T2">* Não saber o total vendido</text:span></text:p>
          <text:p text:style-name="P3"><text:span text:style-name="T2">* Não saber o que está encomendado no início do dia</text:span></text:p>
          <text:p text:style-name="P3"><text:span text:style-name="T3">Reclamações</text:span></text:p>
          <text:p text:style-name="P3"><text:span text:style-name="T3">Sugestões de Melho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7.484cm" svg:height="0.953cm" svg:x="17.592cm" svg:y="0.309cm">
          <text:p text:style-name="P1"><text:span text:style-name="T1">DATA DO LANÇAMENTO: 23/12/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5" draw:layer="layout" svg:width="15.379cm" svg:height="0.47cm" svg:x="0.089cm" svg:y="13.566cm">
          <text:p text:style-name="P1"><text:span text:style-name="T4">Software Project Canvas © 2021 by Geraldo Xexéo is licensed under CC BY-SA 4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7" draw:layer="layout" svg:width="12.133cm" svg:height="0.542cm" draw:transform="rotate (1.5707963267949) translate (0.304cm 13.473cm)">
          <text:p text:style-name="P6"><text:span text:style-name="T5">POR QUÊ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4" draw:layer="layout" svg:width="4.266cm" svg:height="6.03cm" svg:x="0.929cm" svg:y="7.442cm">
          <text:p text:style-name="P3"><text:span text:style-name="T2">* Informar estoque durante a venda</text:span></text:p>
          <text:p text:style-name="P3"><text:span text:style-name="T2">* Gerar estatísticas de forma simplificada</text:span></text:p>
          <text:p text:style-name="P3"><text:span text:style-name="T2">* Informar encomendas do dia</text:span></text:p>
          <text:p text:style-name="P3"><text:span text:style-name="T3">Que intervenções devem ser feitas no negócio | O que o negócio deve passar a fazer | Que resultados de negócio devem ser alcanç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8" draw:layer="layout" svg:width="4.266cm" svg:height="6.03cm" svg:x="5.904cm" svg:y="1.345cm">
          <text:p text:style-name="P3"><text:span text:style-name="T2">* Rodar no Windows</text:span></text:p>
          <text:p text:style-name="P3"><text:span text:style-name="T2">* Possuir interfaces gráficas de usuário fáceis de usar</text:span></text:p>
          <text:p text:style-name="P3"><text:span text:style-name="T3">Desempenho exigido</text:span></text:p>
          <text:p text:style-name="P3"><text:span text:style-name="T3">Características não funcio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9" draw:layer="layout" svg:width="12.133cm" svg:height="0.542cm" draw:transform="rotate (1.5707963267949) translate (5.279cm 13.483cm)">
          <text:p text:style-name="P6"><text:span text:style-name="T5">O QUÊ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8" draw:layer="layout" svg:width="4.266cm" svg:height="6.03cm" svg:x="5.904cm" svg:y="7.448cm">
          <text:p text:style-name="P3"><text:span text:style-name="T6">1. Registrar entradas e saídas dos itens dos buquês (plantas)</text:span></text:p>
          <text:p text:style-name="P3"><text:span text:style-name="T6">2. Customização dos buquês para pedidos</text:span></text:p>
          <text:p text:style-name="P3"><text:span text:style-name="T6">3. Registro dos clientes que fazem pedidos</text:span></text:p>
          <text:p text:style-name="P3"><text:span text:style-name="T6">4. Informe de demanda dos buquês</text:span></text:p>
          <text:p text:style-name="P10"><text:span text:style-name="T3">O que o software vai fazer Funcionalid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11" draw:layer="layout" svg:width="4.266cm" svg:height="6.03cm" svg:x="10.879cm" svg:y="1.34cm">
          <text:p text:style-name="P3"><text:span text:style-name="T2">* Vendedores da loja</text:span></text:p>
          <text:p text:style-name="P3"><text:span text:style-name="T2">* Dono da loja</text:span></text:p>
          <text:p text:style-name="P3"><text:span text:style-name="T2">* Clientes da loja</text:span></text:p>
          <text:p text:style-name="P3"><text:span text:style-name="T3">Quem é afetado | Quem afeta</text:span></text:p>
          <text:p text:style-name="P3"><text:span text:style-name="T3">Quem compra | Quem vai us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12" draw:layer="layout" svg:width="12.133cm" svg:height="0.542cm" draw:transform="rotate (1.5707963267949) translate (10.254cm 13.478cm)">
          <text:p text:style-name="P6"><text:span text:style-name="T5">QUE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11" draw:layer="layout" svg:width="4.266cm" svg:height="6.03cm" svg:x="10.879cm" svg:y="7.446cm">
          <text:p text:style-name="P3"><text:span text:style-name="T2">1x Banco de dados</text:span></text:p>
          <text:p text:style-name="P3"><text:span text:style-name="T2">2x Desenvolvedores Back-end</text:span></text:p>
          <text:p text:style-name="P3"><text:span text:style-name="T2">1x Front-end</text:span></text:p>
          <text:p text:style-name="P3"><text:span text:style-name="T3">Quem vai desenv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13" draw:layer="layout" svg:width="4.266cm" svg:height="6.03cm" svg:x="15.854cm" svg:y="1.35cm">
          <text:p text:style-name="P3"><text:span text:style-name="T2">* Contato direto com lojista para discutir regras de negócio</text:span></text:p>
          <text:p text:style-name="P3"><text:span text:style-name="T2">* Domínio da equipe das tecnologias necessárias <text:s/></text:span></text:p>
          <text:p text:style-name="P3"><text:span text:style-name="T3">O que é necessário para fazer o software | O que é necessário para o projeto acontecer | O que é necessário para o produto dar cer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" draw:text-style-name="P14" draw:layer="layout" svg:width="6.032cm" svg:height="0.542cm" draw:transform="rotate (1.5707963267949) translate (15.229cm 7.386cm)">
          <text:p text:style-name="P6"><text:span text:style-name="T5">COM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" draw:text-style-name="P16" draw:layer="layout" svg:width="4.266cm" svg:height="6.03cm" svg:x="15.854cm" svg:y="7.456cm">
          <text:p text:style-name="P3"><text:span text:style-name="T7">1. Controle de estoque</text:span></text:p>
          <text:p text:style-name="P15"><text:span text:style-name="T7">2. Controle de formação de produtos</text:span></text:p>
          <text:p text:style-name="P3"><text:span text:style-name="T7">3. Controle de pedidos de clientes</text:span></text:p>
          <text:p text:style-name="P3"><text:span text:style-name="T7">4. Relatório de demanda de componentes</text:span></text:p>
          <text:p text:style-name="P3"><text:span text:style-name="T3">Roadmap do produto | Prazos para entrega dos requisi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" draw:text-style-name="P17" draw:layer="layout" svg:width="4.266cm" svg:height="6.03cm" svg:x="20.83cm" svg:y="1.35cm">
          <text:p text:style-name="P3"><text:span text:style-name="T8"/></text:p>
          <text:p text:style-name="P3"><text:span text:style-name="T9">* Desinteresse do lojista</text:span></text:p>
          <text:p text:style-name="P3"><text:span text:style-name="T3">Causas | Chance | Impac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18" draw:layer="layout" svg:width="12.133cm" svg:height="0.542cm" draw:transform="rotate (1.5707963267949) translate (20.204cm 13.487cm)">
          <text:p text:style-name="P6"><text:span text:style-name="T5">QUAN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" draw:text-style-name="P17" draw:layer="layout" svg:width="4.266cm" svg:height="6.03cm" svg:x="20.83cm" svg:y="7.456cm">
          <text:p text:style-name="P3"><text:span text:style-name="T9">* 12 pessoas.mês</text:span></text:p>
          <text:p text:style-name="P3"><text:span text:style-name="T3">Papéis | Pessoas/mê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4" draw:text-style-name="P5" draw:layer="layout" svg:width="4.237cm" svg:height="1.116cm" svg:x="0.943cm" svg:y="7.69cm">
          <text:p text:style-name="P19"><text:span text:style-name="T10">Objetivos &amp; </text:span></text:p>
          <text:p text:style-name="P19"><text:span text:style-name="T10">Me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" draw:text-style-name="P5" draw:layer="layout" svg:width="4.237cm" svg:height="1.42cm" svg:x="5.919cm" svg:y="1.352cm">
          <text:p text:style-name="P19"><text:span text:style-name="T10">Requisitos Não Funcionais &amp; </text:span></text:p>
          <text:p text:style-name="P19"><text:span text:style-name="T10">Restri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4" draw:text-style-name="P5" draw:layer="layout" svg:width="4.237cm" svg:height="0.812cm" svg:x="10.894cm" svg:y="7.735cm">
          <text:p text:style-name="P19"><text:span text:style-name="T10">Equ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4" draw:text-style-name="P5" draw:layer="layout" svg:width="4.266cm" svg:height="0.812cm" svg:x="20.83cm" svg:y="1.573cm">
          <text:p text:style-name="P19"><text:span text:style-name="T10">Ris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4" draw:text-style-name="P5" draw:layer="layout" svg:width="4.237cm" svg:height="0.812cm" svg:x="20.83cm" svg:y="7.688cm">
          <text:p text:style-name="P19"><text:span text:style-name="T10">Esforç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4" draw:text-style-name="P5" draw:layer="layout" svg:width="4.237cm" svg:height="1.116cm" svg:x="15.869cm" svg:y="1.419cm">
          <text:p text:style-name="P19"><text:span text:style-name="T10">Subsídios &amp; </text:span></text:p>
          <text:p text:style-name="P19"><text:span text:style-name="T10">Premiss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4" draw:text-style-name="P5" draw:layer="layout" svg:width="4.266cm" svg:height="0.812cm" svg:x="15.854cm" svg:y="7.644cm">
          <text:p text:style-name="P19"><text:span text:style-name="T10">Entreg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4" draw:text-style-name="P5" draw:layer="layout" svg:width="4.237cm" svg:height="1.116cm" svg:x="10.894cm" svg:y="1.419cm">
          <text:p text:style-name="P19"><text:span text:style-name="T10">Partes</text:span></text:p>
          <text:p text:style-name="P19"><text:span text:style-name="T10">Interess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4" draw:text-style-name="P5" draw:layer="layout" svg:width="4.266cm" svg:height="1.116cm" svg:x="5.904cm" svg:y="7.613cm">
          <text:p text:style-name="P19"><text:span text:style-name="T10">Requisitos </text:span></text:p>
          <text:p text:style-name="P19"><text:span text:style-name="T10">Funcio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15" draw:style-name="gr15" draw:text-style-name="P20" draw:layer="layout" svg:width="0.759cm" svg:height="0.759cm" svg:x="19.173cm" svg:y="7.624cm">
          <draw:image xlink:href="Pictures/100002010000020000000200DBF58A34E33E2CDC.png" xlink:type="simple" xlink:show="embed" xlink:actuate="onLoad" draw:mime-type="image/png">
            <text:p/>
          </draw:image>
        </draw:frame>
        <draw:frame draw:name="Google Shape;170;p15" draw:style-name="gr15" draw:text-style-name="P20" draw:layer="layout" svg:width="0.759cm" svg:height="0.759cm" svg:x="9.226cm" svg:y="7.628cm">
          <draw:image xlink:href="Pictures/1000020100000200000002008E35DCE82C40A049.png" xlink:type="simple" xlink:show="embed" xlink:actuate="onLoad" draw:mime-type="image/png">
            <text:p/>
          </draw:image>
        </draw:frame>
        <draw:frame draw:name="Google Shape;171;p15" draw:style-name="gr15" draw:text-style-name="P20" draw:layer="layout" svg:width="0.759cm" svg:height="0.759cm" svg:x="23.979cm" svg:y="7.718cm">
          <draw:image xlink:href="Pictures/100002010000020000000200FEB2A4A75B494987.png" xlink:type="simple" xlink:show="embed" xlink:actuate="onLoad" draw:mime-type="image/png">
            <text:p/>
          </draw:image>
        </draw:frame>
        <draw:frame draw:name="Google Shape;172;p15" draw:style-name="gr15" draw:text-style-name="P20" draw:layer="layout" svg:width="0.759cm" svg:height="0.759cm" svg:x="4.083cm" svg:y="1.69cm">
          <draw:image xlink:href="Pictures/100002010000020000000200CD400624696651C7.png" xlink:type="simple" xlink:show="embed" xlink:actuate="onLoad" draw:mime-type="image/png">
            <text:p/>
          </draw:image>
        </draw:frame>
        <draw:custom-shape draw:name="CustomShape 28" draw:style-name="gr3" draw:text-style-name="P5" draw:layer="layout" svg:width="11.818cm" svg:height="0.47cm" svg:x="13.451cm" svg:y="13.562cm">
          <text:p text:style-name="P6"><text:span text:style-name="T11">Design by </text:span><text:span text:style-name="T12"><text:a xlink:href="https://www.instagram.com/arcchidot/" xlink:type="simple">Yasmin</text:a></text:span><text:span text:style-name="T11">. Icons by </text:span><text:span text:style-name="T12"><text:a xlink:href="https://www.freepik.com/" xlink:type="simple">Freepik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4" draw:text-style-name="P5" draw:layer="layout" svg:width="4.266cm" svg:height="1.42cm" svg:x="0.929cm" svg:y="1.507cm">
          <text:p text:style-name="P19"><text:span text:style-name="T10">Problemas &amp; Oportunidades</text:span></text:p>
          <text:p text:style-name="P19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6" draw:text-style-name="P21" draw:layer="layout" svg:width="6.032cm" svg:height="0.542cm" draw:transform="rotate (1.5707963267949) translate (15.229cm 13.493cm)">
          <text:p text:style-name="P6"><text:span text:style-name="T5">QUAN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15" draw:style-name="gr15" draw:text-style-name="P20" draw:layer="layout" svg:width="0.759cm" svg:height="0.759cm" svg:x="23.979cm" svg:y="1.603cm">
          <draw:image xlink:href="Pictures/10000201000002000000020072F2318C7D6C7E34.png" xlink:type="simple" xlink:show="embed" xlink:actuate="onLoad" draw:mime-type="image/png">
            <text:p/>
          </draw:image>
        </draw:frame>
        <draw:frame draw:name="Google Shape;177;p15" draw:style-name="gr15" draw:text-style-name="P20" draw:layer="layout" svg:width="0.759cm" svg:height="0.759cm" svg:x="14.031cm" svg:y="1.603cm">
          <draw:image xlink:href="Pictures/10000201000002000000020066A13781101B92AD.png" xlink:type="simple" xlink:show="embed" xlink:actuate="onLoad" draw:mime-type="image/png">
            <text:p/>
          </draw:image>
        </draw:frame>
        <draw:frame draw:name="Google Shape;178;p15" draw:style-name="gr15" draw:text-style-name="P20" draw:layer="layout" svg:width="0.759cm" svg:height="0.759cm" svg:x="9.057cm" svg:y="1.69cm">
          <draw:image xlink:href="Pictures/100002010000020000000200EB391A9313E3E03C.png" xlink:type="simple" xlink:show="embed" xlink:actuate="onLoad" draw:mime-type="image/png">
            <text:p/>
          </draw:image>
        </draw:frame>
        <draw:frame draw:name="Google Shape;179;p15" draw:style-name="gr15" draw:text-style-name="P20" draw:layer="layout" svg:width="0.759cm" svg:height="0.759cm" svg:x="14.031cm" svg:y="7.674cm">
          <draw:image xlink:href="Pictures/1000020100000200000002007816AC73720C6F78.png" xlink:type="simple" xlink:show="embed" xlink:actuate="onLoad" draw:mime-type="image/png">
            <text:p/>
          </draw:image>
        </draw:frame>
        <draw:frame draw:name="Google Shape;180;p15" draw:style-name="gr15" draw:text-style-name="P20" draw:layer="layout" svg:width="0.759cm" svg:height="0.759cm" svg:x="19.005cm" svg:y="1.603cm">
          <draw:image xlink:href="Pictures/100002010000020000000200BEDA591D2608F407.png" xlink:type="simple" xlink:show="embed" xlink:actuate="onLoad" draw:mime-type="image/png">
            <text:p/>
          </draw:image>
        </draw:frame>
        <draw:frame draw:name="Google Shape;181;p15" draw:style-name="gr15" draw:text-style-name="P20" draw:layer="layout" svg:width="0.759cm" svg:height="0.759cm" svg:x="4.083cm" svg:y="7.764cm">
          <draw:image xlink:href="Pictures/1000020100000200000002000E8C1C34FFB1B8F2.png" xlink:type="simple" xlink:show="embed" xlink:actuate="onLoad" draw:mime-type="image/png">
            <text:p/>
          </draw:image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name="CustomShape 1" draw:style-name="gr1" draw:text-style-name="P2" draw:layer="layout" svg:width="17.211cm" svg:height="0.953cm" svg:x="0.303cm" svg:y="0.309cm">
          <text:p text:style-name="P1"><text:span text:style-name="T1">SISTEM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4.266cm" svg:height="6.03cm" svg:x="0.928cm" svg:y="1.336cm">
          <text:p text:style-name="P3"><text:span text:style-name="T3">Quem é afetado | Quem afeta</text:span></text:p>
          <text:p text:style-name="P3"><text:span text:style-name="T3">Quem compra | Quem vai us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7.484cm" svg:height="0.953cm" svg:x="17.592cm" svg:y="0.309cm">
          <text:p text:style-name="P1"><text:span text:style-name="T1">DATA DO LANÇAMENTO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5" draw:layer="layout" svg:width="15.379cm" svg:height="0.47cm" svg:x="0.089cm" svg:y="13.566cm">
          <text:p text:style-name="P1"><text:span text:style-name="T4">Software Project Canvas © 2021 by Geraldo Xexéo is licensed under CC BY-SA 4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7" draw:layer="layout" svg:width="12.133cm" svg:height="0.542cm" draw:transform="rotate (1.5707963267949) translate (0.304cm 13.473cm)">
          <text:p text:style-name="P6"><text:span text:style-name="T5">QUE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4" draw:layer="layout" svg:width="4.266cm" svg:height="6.03cm" svg:x="0.929cm" svg:y="7.442cm">
          <text:p text:style-name="P3"><text:span text:style-name="T3">Quem vai desenv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8" draw:layer="layout" svg:width="4.266cm" svg:height="6.03cm" svg:x="5.904cm" svg:y="1.345cm">
          <text:p text:style-name="P3"><text:span text:style-name="T3">Reclamações</text:span></text:p>
          <text:p text:style-name="P3"><text:span text:style-name="T3">Sugestões de Melho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9" draw:layer="layout" svg:width="12.133cm" svg:height="0.542cm" draw:transform="rotate (1.5707963267949) translate (5.279cm 13.483cm)">
          <text:p text:style-name="P6"><text:span text:style-name="T5">POR QUÊ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8" draw:layer="layout" svg:width="4.266cm" svg:height="6.03cm" svg:x="5.904cm" svg:y="7.451cm">
          <text:p text:style-name="P3"><text:span text:style-name="T3">Que intervenções devem ser feitas no negócio | O que o negócio deve passar a fazer | Que resultados de negócio devem ser alcanç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11" draw:layer="layout" svg:width="4.266cm" svg:height="6.03cm" svg:x="10.879cm" svg:y="1.34cm">
          <text:p text:style-name="P3"><text:span text:style-name="T3">Desempenho exigido</text:span></text:p>
          <text:p text:style-name="P3"><text:span text:style-name="T3">Características não funcio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12" draw:layer="layout" svg:width="12.133cm" svg:height="0.542cm" draw:transform="rotate (1.5707963267949) translate (10.254cm 13.478cm)">
          <text:p text:style-name="P6"><text:span text:style-name="T5">O QUÊ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11" draw:layer="layout" svg:width="4.266cm" svg:height="6.03cm" svg:x="10.879cm" svg:y="7.446cm">
          <text:p text:style-name="P10"><text:span text:style-name="T3">O que o software vai fazer Funcionalid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13" draw:layer="layout" svg:width="4.266cm" svg:height="6.03cm" svg:x="15.854cm" svg:y="1.35cm">
          <text:p text:style-name="P3"><text:span text:style-name="T3">O que é necessário para fazer o software | O que é necessário para o projeto acontecer | O que é necessário para o produto dar cer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" draw:text-style-name="P14" draw:layer="layout" svg:width="6.032cm" svg:height="0.542cm" draw:transform="rotate (1.5707963267949) translate (15.229cm 7.386cm)">
          <text:p text:style-name="P6"><text:span text:style-name="T5">COM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" draw:text-style-name="P16" draw:layer="layout" svg:width="4.266cm" svg:height="6.03cm" svg:x="15.854cm" svg:y="7.456cm">
          <text:p text:style-name="P3"><text:span text:style-name="T3">Roadmap do produto | Prazos para entrega dos requisi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" draw:text-style-name="P17" draw:layer="layout" svg:width="4.266cm" svg:height="6.03cm" svg:x="20.83cm" svg:y="1.35cm">
          <text:p text:style-name="P3"><text:span text:style-name="T3">Causas | Chance | Impac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18" draw:layer="layout" svg:width="12.133cm" svg:height="0.542cm" draw:transform="rotate (1.5707963267949) translate (20.204cm 13.487cm)">
          <text:p text:style-name="P6"><text:span text:style-name="T5">QUAN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" draw:text-style-name="P17" draw:layer="layout" svg:width="4.266cm" svg:height="6.03cm" svg:x="20.83cm" svg:y="7.456cm">
          <text:p text:style-name="P3"><text:span text:style-name="T3">Papéis | Pessoas/mê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4" draw:text-style-name="P5" draw:layer="layout" svg:width="4.237cm" svg:height="0.812cm" svg:x="0.943cm" svg:y="7.767cm">
          <text:p text:style-name="P19"><text:span text:style-name="T10">Equ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" draw:text-style-name="P5" draw:layer="layout" svg:width="4.237cm" svg:height="1.116cm" svg:x="5.919cm" svg:y="1.507cm">
          <text:p text:style-name="P19"><text:span text:style-name="T10">Problemas &amp; Oportunid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4" draw:text-style-name="P5" draw:layer="layout" svg:width="4.237cm" svg:height="1.116cm" svg:x="5.919cm" svg:y="7.536cm">
          <text:p text:style-name="P19"><text:span text:style-name="T10">Objetivos &amp; </text:span></text:p>
          <text:p text:style-name="P19"><text:span text:style-name="T10">Me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4" draw:text-style-name="P5" draw:layer="layout" svg:width="4.266cm" svg:height="0.812cm" svg:x="20.83cm" svg:y="1.573cm">
          <text:p text:style-name="P19"><text:span text:style-name="T10">Ris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4" draw:text-style-name="P5" draw:layer="layout" svg:width="4.237cm" svg:height="0.812cm" svg:x="20.83cm" svg:y="7.688cm">
          <text:p text:style-name="P19"><text:span text:style-name="T10">Esforç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4" draw:text-style-name="P5" draw:layer="layout" svg:width="4.237cm" svg:height="1.116cm" svg:x="15.869cm" svg:y="1.419cm">
          <text:p text:style-name="P19"><text:span text:style-name="T10">Subsídios &amp; </text:span></text:p>
          <text:p text:style-name="P19"><text:span text:style-name="T10">Premiss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4" draw:text-style-name="P5" draw:layer="layout" svg:width="4.266cm" svg:height="0.812cm" svg:x="15.854cm" svg:y="7.644cm">
          <text:p text:style-name="P19"><text:span text:style-name="T10">Entreg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4" draw:text-style-name="P5" draw:layer="layout" svg:width="4.237cm" svg:height="1.42cm" svg:x="10.894cm" svg:y="1.352cm">
          <text:p text:style-name="P19"><text:span text:style-name="T10">Requisitos Não Funcionais &amp; </text:span></text:p>
          <text:p text:style-name="P19"><text:span text:style-name="T10">Restri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4" draw:text-style-name="P5" draw:layer="layout" svg:width="4.266cm" svg:height="1.116cm" svg:x="10.879cm" svg:y="7.613cm">
          <text:p text:style-name="P19"><text:span text:style-name="T10">Requisitos </text:span></text:p>
          <text:p text:style-name="P19"><text:span text:style-name="T10">Funcio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3" draw:style-name="gr15" draw:text-style-name="P20" draw:layer="layout" svg:width="0.759cm" svg:height="0.759cm" svg:x="19.173cm" svg:y="7.624cm">
          <draw:image xlink:href="Pictures/100002010000020000000200DBF58A34E33E2CDC.png" xlink:type="simple" xlink:show="embed" xlink:actuate="onLoad" draw:mime-type="image/png">
            <text:p/>
          </draw:image>
        </draw:frame>
        <draw:frame draw:name="Google Shape;82;p13" draw:style-name="gr15" draw:text-style-name="P20" draw:layer="layout" svg:width="0.759cm" svg:height="0.759cm" svg:x="14.193cm" svg:y="7.764cm">
          <draw:image xlink:href="Pictures/1000020100000200000002008E35DCE82C40A049.png" xlink:type="simple" xlink:show="embed" xlink:actuate="onLoad" draw:mime-type="image/png">
            <text:p/>
          </draw:image>
        </draw:frame>
        <draw:frame draw:name="Google Shape;83;p13" draw:style-name="gr15" draw:text-style-name="P20" draw:layer="layout" svg:width="0.759cm" svg:height="0.759cm" svg:x="23.979cm" svg:y="7.718cm">
          <draw:image xlink:href="Pictures/100002010000020000000200FEB2A4A75B494987.png" xlink:type="simple" xlink:show="embed" xlink:actuate="onLoad" draw:mime-type="image/png">
            <text:p/>
          </draw:image>
        </draw:frame>
        <draw:frame draw:name="Google Shape;84;p13" draw:style-name="gr15" draw:text-style-name="P20" draw:layer="layout" svg:width="0.759cm" svg:height="0.759cm" svg:x="9.057cm" svg:y="1.603cm">
          <draw:image xlink:href="Pictures/100002010000020000000200CD400624696651C7.png" xlink:type="simple" xlink:show="embed" xlink:actuate="onLoad" draw:mime-type="image/png">
            <text:p/>
          </draw:image>
        </draw:frame>
        <draw:custom-shape draw:name="CustomShape 28" draw:style-name="gr3" draw:text-style-name="P5" draw:layer="layout" svg:width="11.818cm" svg:height="0.47cm" svg:x="13.451cm" svg:y="13.562cm">
          <text:p text:style-name="P6"><text:span text:style-name="T11">Design by </text:span><text:span text:style-name="T12"><text:a xlink:href="https://www.instagram.com/arcchidot/" xlink:type="simple">Yasmin</text:a></text:span><text:span text:style-name="T11">. Icons by </text:span><text:span text:style-name="T12"><text:a xlink:href="https://www.freepik.com/" xlink:type="simple">Freepik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4" draw:text-style-name="P5" draw:layer="layout" svg:width="4.266cm" svg:height="1.116cm" svg:x="0.929cm" svg:y="1.507cm">
          <text:p text:style-name="P19"><text:span text:style-name="T10">Partes</text:span></text:p>
          <text:p text:style-name="P19"><text:span text:style-name="T10">Interess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6" draw:text-style-name="P21" draw:layer="layout" svg:width="6.032cm" svg:height="0.542cm" draw:transform="rotate (1.5707963267949) translate (15.229cm 13.493cm)">
          <text:p text:style-name="P6"><text:span text:style-name="T5">QUAN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3" draw:style-name="gr15" draw:text-style-name="P20" draw:layer="layout" svg:width="0.759cm" svg:height="0.759cm" svg:x="23.979cm" svg:y="1.603cm">
          <draw:image xlink:href="Pictures/10000201000002000000020072F2318C7D6C7E34.png" xlink:type="simple" xlink:show="embed" xlink:actuate="onLoad" draw:mime-type="image/png">
            <text:p/>
          </draw:image>
        </draw:frame>
        <draw:frame draw:name="Google Shape;89;p13" draw:style-name="gr15" draw:text-style-name="P20" draw:layer="layout" svg:width="0.759cm" svg:height="0.759cm" svg:x="4.083cm" svg:y="1.603cm">
          <draw:image xlink:href="Pictures/10000201000002000000020066A13781101B92AD.png" xlink:type="simple" xlink:show="embed" xlink:actuate="onLoad" draw:mime-type="image/png">
            <text:p/>
          </draw:image>
        </draw:frame>
        <draw:frame draw:name="Google Shape;90;p13" draw:style-name="gr15" draw:text-style-name="P20" draw:layer="layout" svg:width="0.759cm" svg:height="0.759cm" svg:x="14.031cm" svg:y="1.603cm">
          <draw:image xlink:href="Pictures/100002010000020000000200EB391A9313E3E03C.png" xlink:type="simple" xlink:show="embed" xlink:actuate="onLoad" draw:mime-type="image/png">
            <text:p/>
          </draw:image>
        </draw:frame>
        <draw:frame draw:name="Google Shape;91;p13" draw:style-name="gr15" draw:text-style-name="P20" draw:layer="layout" svg:width="0.759cm" svg:height="0.759cm" svg:x="4.233cm" svg:y="7.911cm">
          <draw:image xlink:href="Pictures/1000020100000200000002007816AC73720C6F78.png" xlink:type="simple" xlink:show="embed" xlink:actuate="onLoad" draw:mime-type="image/png">
            <text:p/>
          </draw:image>
        </draw:frame>
        <draw:frame draw:name="Google Shape;92;p13" draw:style-name="gr15" draw:text-style-name="P20" draw:layer="layout" svg:width="0.759cm" svg:height="0.759cm" svg:x="19.005cm" svg:y="1.603cm">
          <draw:image xlink:href="Pictures/100002010000020000000200BEDA591D2608F407.png" xlink:type="simple" xlink:show="embed" xlink:actuate="onLoad" draw:mime-type="image/png">
            <text:p/>
          </draw:image>
        </draw:frame>
        <draw:frame draw:name="Google Shape;93;p13" draw:style-name="gr15" draw:text-style-name="P20" draw:layer="layout" svg:width="0.759cm" svg:height="0.759cm" svg:x="9.213cm" svg:y="7.778cm">
          <draw:image xlink:href="Pictures/1000020100000200000002000E8C1C34FFB1B8F2.png" xlink:type="simple" xlink:show="embed" xlink:actuate="onLoad" draw:mime-type="image/png">
            <text:p/>
          </draw:image>
        </draw:frame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custom-shape draw:name="CustomShape 1" draw:style-name="gr1" draw:text-style-name="P2" draw:layer="layout" svg:width="17.211cm" svg:height="0.953cm" svg:x="0.303cm" svg:y="0.309cm">
          <text:p text:style-name="P1"><text:span text:style-name="T1">SISTEM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4.266cm" svg:height="6.03cm" svg:x="0.928cm" svg:y="1.336cm">
          <text:p text:style-name="P3"><text:span text:style-name="T14"/></text:p>
          <text:p text:style-name="P3"><text:span text:style-name="T3">Reclamações</text:span></text:p>
          <text:p text:style-name="P3"><text:span text:style-name="T3">Sugestões de Melho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7.484cm" svg:height="0.953cm" svg:x="17.592cm" svg:y="0.309cm">
          <text:p text:style-name="P1"><text:span text:style-name="T1">DATA DO LANÇAMENTO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5" draw:layer="layout" svg:width="15.379cm" svg:height="0.47cm" svg:x="0.089cm" svg:y="13.566cm">
          <text:p text:style-name="P1"><text:span text:style-name="T4">Software Project Canvas © 2021 by Geraldo Xexéo is licensed under CC BY-SA 4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7" draw:layer="layout" svg:width="12.133cm" svg:height="0.542cm" draw:transform="rotate (1.5707963267949) translate (0.304cm 13.473cm)">
          <text:p text:style-name="P6"><text:span text:style-name="T5">POR QUÊ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4" draw:layer="layout" svg:width="4.266cm" svg:height="6.03cm" svg:x="0.929cm" svg:y="7.442cm">
          <text:p text:style-name="P3"><text:span text:style-name="T14"/></text:p>
          <text:p text:style-name="P3"><text:span text:style-name="T3">Que intervenções devem ser feitas no negócio | O que o negócio deve passar a fazer | Que resultados de negócio devem ser alcanç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8" draw:layer="layout" svg:width="4.266cm" svg:height="6.03cm" svg:x="5.904cm" svg:y="1.345cm">
          <text:p text:style-name="P3"><text:span text:style-name="T3">Quem é afetado | Quem afeta</text:span></text:p>
          <text:p text:style-name="P3"><text:span text:style-name="T3">Quem compra | Quem vai us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9" draw:layer="layout" svg:width="12.133cm" svg:height="0.542cm" draw:transform="rotate (1.5707963267949) translate (5.279cm 13.483cm)">
          <text:p text:style-name="P6"><text:span text:style-name="T5">QUE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8" draw:layer="layout" svg:width="4.266cm" svg:height="6.03cm" svg:x="5.904cm" svg:y="7.451cm">
          <text:p text:style-name="P3"><text:span text:style-name="T3">Quem vai desenv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11" draw:layer="layout" svg:width="4.266cm" svg:height="6.03cm" svg:x="10.879cm" svg:y="1.34cm">
          <text:p text:style-name="P3"><text:span text:style-name="T3">Desempenho exigido</text:span></text:p>
          <text:p text:style-name="P3"><text:span text:style-name="T3">Características não funcio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12" draw:layer="layout" svg:width="12.133cm" svg:height="0.542cm" draw:transform="rotate (1.5707963267949) translate (10.254cm 13.478cm)">
          <text:p text:style-name="P6"><text:span text:style-name="T5">O QUÊ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11" draw:layer="layout" svg:width="4.266cm" svg:height="6.03cm" svg:x="10.879cm" svg:y="7.446cm">
          <text:p text:style-name="P10"><text:span text:style-name="T3">O que o software vai fazer Funcionalid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13" draw:layer="layout" svg:width="4.266cm" svg:height="6.03cm" svg:x="15.854cm" svg:y="1.35cm">
          <text:p text:style-name="P3"><text:span text:style-name="T3">O que é necessário para fazer o software | O que é necessário para o projeto acontecer | O que é necessário para o produto dar cer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" draw:text-style-name="P14" draw:layer="layout" svg:width="6.032cm" svg:height="0.542cm" draw:transform="rotate (1.5707963267949) translate (15.229cm 7.386cm)">
          <text:p text:style-name="P6"><text:span text:style-name="T5">COM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" draw:text-style-name="P16" draw:layer="layout" svg:width="4.266cm" svg:height="6.03cm" svg:x="15.854cm" svg:y="7.456cm">
          <text:p text:style-name="P3"><text:span text:style-name="T3">Roadmap do produto | Prazos para entrega dos requisi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" draw:text-style-name="P17" draw:layer="layout" svg:width="4.266cm" svg:height="6.03cm" svg:x="20.83cm" svg:y="1.35cm">
          <text:p text:style-name="P3"><text:span text:style-name="T3">Causas | Chance | Impac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18" draw:layer="layout" svg:width="12.133cm" svg:height="0.542cm" draw:transform="rotate (1.5707963267949) translate (20.204cm 13.487cm)">
          <text:p text:style-name="P6"><text:span text:style-name="T5">QUAN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" draw:text-style-name="P17" draw:layer="layout" svg:width="4.266cm" svg:height="6.03cm" svg:x="20.83cm" svg:y="7.456cm">
          <text:p text:style-name="P3"><text:span text:style-name="T3">Papéis | Pessoas/mê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4" draw:text-style-name="P5" draw:layer="layout" svg:width="4.237cm" svg:height="1.116cm" svg:x="0.943cm" svg:y="7.69cm">
          <text:p text:style-name="P19"><text:span text:style-name="T10">Objetivos &amp; </text:span></text:p>
          <text:p text:style-name="P19"><text:span text:style-name="T10">Me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" draw:text-style-name="P5" draw:layer="layout" svg:width="4.237cm" svg:height="1.116cm" svg:x="5.919cm" svg:y="1.507cm">
          <text:p text:style-name="P19"><text:span text:style-name="T10">Partes</text:span></text:p>
          <text:p text:style-name="P19"><text:span text:style-name="T10">Interess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4" draw:text-style-name="P5" draw:layer="layout" svg:width="4.237cm" svg:height="0.812cm" svg:x="5.919cm" svg:y="7.69cm">
          <text:p text:style-name="P19"><text:span text:style-name="T10">Equ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4" draw:text-style-name="P5" draw:layer="layout" svg:width="4.266cm" svg:height="0.812cm" svg:x="20.83cm" svg:y="1.573cm">
          <text:p text:style-name="P19"><text:span text:style-name="T10">Ris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4" draw:text-style-name="P5" draw:layer="layout" svg:width="4.237cm" svg:height="0.812cm" svg:x="20.83cm" svg:y="7.688cm">
          <text:p text:style-name="P19"><text:span text:style-name="T10">Esforç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4" draw:text-style-name="P5" draw:layer="layout" svg:width="4.237cm" svg:height="1.116cm" svg:x="15.869cm" svg:y="1.419cm">
          <text:p text:style-name="P19"><text:span text:style-name="T10">Subsídios &amp; </text:span></text:p>
          <text:p text:style-name="P19"><text:span text:style-name="T10">Premiss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4" draw:text-style-name="P5" draw:layer="layout" svg:width="4.266cm" svg:height="0.812cm" svg:x="15.854cm" svg:y="7.644cm">
          <text:p text:style-name="P19"><text:span text:style-name="T10">Entreg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4" draw:text-style-name="P5" draw:layer="layout" svg:width="4.237cm" svg:height="1.42cm" svg:x="10.894cm" svg:y="1.352cm">
          <text:p text:style-name="P19"><text:span text:style-name="T10">Requisitos Não Funcionais &amp; </text:span></text:p>
          <text:p text:style-name="P19"><text:span text:style-name="T10">Restri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4" draw:text-style-name="P5" draw:layer="layout" svg:width="4.266cm" svg:height="1.116cm" svg:x="10.879cm" svg:y="7.613cm">
          <text:p text:style-name="P19"><text:span text:style-name="T10">Requisitos </text:span></text:p>
          <text:p text:style-name="P19"><text:span text:style-name="T10">Funcio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14" draw:style-name="gr15" draw:text-style-name="P20" draw:layer="layout" svg:width="0.759cm" svg:height="0.759cm" svg:x="19.173cm" svg:y="7.624cm">
          <draw:image xlink:href="Pictures/100002010000020000000200DBF58A34E33E2CDC.png" xlink:type="simple" xlink:show="embed" xlink:actuate="onLoad" draw:mime-type="image/png">
            <text:p/>
          </draw:image>
        </draw:frame>
        <draw:frame draw:name="Google Shape;126;p14" draw:style-name="gr15" draw:text-style-name="P20" draw:layer="layout" svg:width="0.759cm" svg:height="0.759cm" svg:x="14.193cm" svg:y="7.764cm">
          <draw:image xlink:href="Pictures/1000020100000200000002008E35DCE82C40A049.png" xlink:type="simple" xlink:show="embed" xlink:actuate="onLoad" draw:mime-type="image/png">
            <text:p/>
          </draw:image>
        </draw:frame>
        <draw:frame draw:name="Google Shape;127;p14" draw:style-name="gr15" draw:text-style-name="P20" draw:layer="layout" svg:width="0.759cm" svg:height="0.759cm" svg:x="23.979cm" svg:y="7.718cm">
          <draw:image xlink:href="Pictures/100002010000020000000200FEB2A4A75B494987.png" xlink:type="simple" xlink:show="embed" xlink:actuate="onLoad" draw:mime-type="image/png">
            <text:p/>
          </draw:image>
        </draw:frame>
        <draw:frame draw:name="Google Shape;128;p14" draw:style-name="gr15" draw:text-style-name="P20" draw:layer="layout" svg:width="0.759cm" svg:height="0.759cm" svg:x="4.083cm" svg:y="1.69cm">
          <draw:image xlink:href="Pictures/100002010000020000000200CD400624696651C7.png" xlink:type="simple" xlink:show="embed" xlink:actuate="onLoad" draw:mime-type="image/png">
            <text:p/>
          </draw:image>
        </draw:frame>
        <draw:custom-shape draw:name="CustomShape 28" draw:style-name="gr3" draw:text-style-name="P5" draw:layer="layout" svg:width="11.818cm" svg:height="0.47cm" svg:x="13.451cm" svg:y="13.562cm">
          <text:p text:style-name="P6"><text:span text:style-name="T11">Design by </text:span><text:span text:style-name="T12"><text:a xlink:href="https://www.instagram.com/arcchidot/" xlink:type="simple">Yasmin</text:a></text:span><text:span text:style-name="T11">. Icons by </text:span><text:span text:style-name="T12"><text:a xlink:href="https://www.freepik.com/" xlink:type="simple">Freepik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4" draw:text-style-name="P5" draw:layer="layout" svg:width="4.266cm" svg:height="1.42cm" svg:x="0.929cm" svg:y="1.507cm">
          <text:p text:style-name="P19"><text:span text:style-name="T10">Problemas &amp; Oportunidades</text:span></text:p>
          <text:p text:style-name="P19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6" draw:text-style-name="P21" draw:layer="layout" svg:width="6.032cm" svg:height="0.542cm" draw:transform="rotate (1.5707963267949) translate (15.229cm 13.493cm)">
          <text:p text:style-name="P6"><text:span text:style-name="T5">QUAN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14" draw:style-name="gr15" draw:text-style-name="P20" draw:layer="layout" svg:width="0.759cm" svg:height="0.759cm" svg:x="23.979cm" svg:y="1.603cm">
          <draw:image xlink:href="Pictures/10000201000002000000020072F2318C7D6C7E34.png" xlink:type="simple" xlink:show="embed" xlink:actuate="onLoad" draw:mime-type="image/png">
            <text:p/>
          </draw:image>
        </draw:frame>
        <draw:frame draw:name="Google Shape;133;p14" draw:style-name="gr15" draw:text-style-name="P20" draw:layer="layout" svg:width="0.759cm" svg:height="0.759cm" svg:x="9.057cm" svg:y="1.69cm">
          <draw:image xlink:href="Pictures/10000201000002000000020066A13781101B92AD.png" xlink:type="simple" xlink:show="embed" xlink:actuate="onLoad" draw:mime-type="image/png">
            <text:p/>
          </draw:image>
        </draw:frame>
        <draw:frame draw:name="Google Shape;134;p14" draw:style-name="gr15" draw:text-style-name="P20" draw:layer="layout" svg:width="0.759cm" svg:height="0.759cm" svg:x="14.031cm" svg:y="1.603cm">
          <draw:image xlink:href="Pictures/100002010000020000000200EB391A9313E3E03C.png" xlink:type="simple" xlink:show="embed" xlink:actuate="onLoad" draw:mime-type="image/png">
            <text:p/>
          </draw:image>
        </draw:frame>
        <draw:frame draw:name="Google Shape;135;p14" draw:style-name="gr15" draw:text-style-name="P20" draw:layer="layout" svg:width="0.759cm" svg:height="0.759cm" svg:x="9.057cm" svg:y="7.72cm">
          <draw:image xlink:href="Pictures/1000020100000200000002007816AC73720C6F78.png" xlink:type="simple" xlink:show="embed" xlink:actuate="onLoad" draw:mime-type="image/png">
            <text:p/>
          </draw:image>
        </draw:frame>
        <draw:frame draw:name="Google Shape;136;p14" draw:style-name="gr15" draw:text-style-name="P20" draw:layer="layout" svg:width="0.759cm" svg:height="0.759cm" svg:x="19.005cm" svg:y="1.603cm">
          <draw:image xlink:href="Pictures/100002010000020000000200BEDA591D2608F407.png" xlink:type="simple" xlink:show="embed" xlink:actuate="onLoad" draw:mime-type="image/png">
            <text:p/>
          </draw:image>
        </draw:frame>
        <draw:frame draw:name="Google Shape;137;p14" draw:style-name="gr15" draw:text-style-name="P20" draw:layer="layout" svg:width="0.759cm" svg:height="0.759cm" svg:x="4.083cm" svg:y="7.764cm">
          <draw:image xlink:href="Pictures/1000020100000200000002000E8C1C34FFB1B8F2.png" xlink:type="simple" xlink:show="embed" xlink:actuate="onLoad" draw:mime-type="image/png">
            <text:p/>
          </draw:image>
        </draw:frame>
        <presentation:notes draw:style-name="dp2">
          <draw:page-thumbnail draw:style-name="gr17" draw:layer="layout" svg:width="19.798cm" svg:height="11.136cm" svg:x="0.6cm" svg:y="2.257cm" draw:page-number="3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DejaVu Sans2" svg:font-family="'DejaVu Sans'"/>
    <style:font-face style:name="Open Sans1" svg:font-family="'Open Sans'"/>
    <style:font-face style:name="Trebuchet MS1" svg:font-family="'Trebuchet M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Open Sans" svg:font-family="'Ope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3.666cm" svg:height="5.7cm" svg:x="0.866cm" svg:y="2.06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ldo Xexéo</meta:initial-creator>
    <dc:language>pt-BR</dc:language>
    <dc:date>2023-09-05T17:44:14.787403853</dc:date>
    <meta:editing-cycles>5</meta:editing-cycles>
    <dc:title>PowerPoint Presentation</dc:title>
    <meta:editing-duration>PT3H52M2S</meta:editing-duration>
    <meta:generator>LibreOffice/7.0.4.2$Linux_X86_64 LibreOffice_project/00$Build-2</meta:generator>
    <meta:document-statistic meta:object-count="14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